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0.679cm"/>
    </style:style>
    <style:style style:name="co6" style:family="table-column">
      <style:table-column-properties fo:break-before="auto" style:column-width="0.843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0.979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https://info64.org/static/img/spinner.gif" draw:style-name="gr1" draw:text-style-name="P1" svg:width="0.422cm" svg:height="0.422cm" svg:x="0cm" svg:y="0.903cm">
            <draw:image xlink:href="https://info64.org/static/img/spinner.gif" xlink:type="simple" xlink:show="embed" xlink:actuate="onLoad" draw:mime-type="image/gif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column table:style-name="co1" table:default-cell-style-name="ce3"/>
        <table:table-column table:style-name="co3" table:default-cell-style-name="ce3"/>
        <table:table-column table:style-name="co1" table:number-columns-repeated="10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ras la ronda 7</text:p>
          </table:table-cell>
          <table:table-cell table:style-name="Default" table:number-columns-repeated="15"/>
        </table:table-row>
        <table:table-row table:style-name="ro2">
          <table:table-cell table:style-name="ce2" office:value-type="string" calcext:value-type="string" table:number-columns-spanned="11" table:number-rows-spanned="1">
            <text:p>Origen/Club: <text:a xlink:href="https://info64.org/27-memorial-miguel-bootello/player_info?origin=AJEDREZ%20ESTEPONA" xlink:type="simple">AJEDREZ ESTEPONA</text:a> <text:a xlink:href="https://info64.org/27-memorial-miguel-bootello/player_info?origin=AJEDREZ%20VICTORIA" xlink:type="simple">AJEDREZ VICTORIA</text:a> <text:a xlink:href="https://info64.org/27-memorial-miguel-bootello/player_info?origin=ALBACETE" xlink:type="simple">ALBACETE</text:a> <text:a xlink:href="https://info64.org/27-memorial-miguel-bootello/player_info?origin=BENALMADENA" xlink:type="simple">BENALMADENA</text:a> <text:a xlink:href="https://info64.org/27-memorial-miguel-bootello/player_info?origin=COIN" xlink:type="simple">COIN</text:a> <text:a xlink:href="https://info64.org/27-memorial-miguel-bootello/player_info?origin=INDEPENDIENTE" xlink:type="simple">INDEPENDIENTE</text:a> <text:a xlink:href="https://info64.org/27-memorial-miguel-bootello/player_info?origin=LA%20AXARQUIA" xlink:type="simple">LA AXARQUIA</text:a> <text:a xlink:href="https://info64.org/27-memorial-miguel-bootello/player_info?origin=MEDITERRANEO" xlink:type="simple">MEDITERRANEO</text:a> <text:a xlink:href="https://info64.org/27-memorial-miguel-bootello/player_info?origin=METRO" xlink:type="simple">METRO</text:a> <text:a xlink:href="https://info64.org/27-memorial-miguel-bootello/player_info?origin=MIRAFLORES" xlink:type="simple">MIRAFLORES</text:a> <text:a xlink:href="https://info64.org/27-memorial-miguel-bootello/player_info?origin=MOTRIL" xlink:type="simple">MOTRIL</text:a> <text:a xlink:href="https://info64.org/27-memorial-miguel-bootello/player_info?origin=REVERTE%20MINERALS" xlink:type="simple">REVERTE MINERALS</text:a> <text:a xlink:href="https://info64.org/27-memorial-miguel-bootello/player_info?origin=SAN%20JOSE" xlink:type="simple">SAN JOSE</text:a> <text:a xlink:href="https://info64.org/27-memorial-miguel-bootello/player_info?origin=TARMINA" xlink:type="simple">TARMINA</text:a> <text:a xlink:href="https://info64.org/27-memorial-miguel-bootello/player_info?origin=TRANSEUNTE" xlink:type="simple">TRANSEUNTE</text:a> <text:a xlink:href="https://info64.org/27-memorial-miguel-bootello/player_info?origin=TREBEJOS" xlink:type="simple">TREBEJOS</text:a> <text:a xlink:href="https://info64.org/27-memorial-miguel-bootello/player_info?origin=VILLA%20ESTEPONA" xlink:type="simple">VILLA ESTEPONA</text:a> <text:a xlink:href="https://info64.org/27-memorial-miguel-bootello/player_info" xlink:type="simple">Todos</text:a></text:p>
          </table:table-cell>
          <table:covered-table-cell table:number-columns-repeated="10" table:style-name="Default"/>
          <table:table-cell table:style-name="Default" table:number-columns-repeated="5"/>
        </table:table-row>
        <table:table-row table:style-name="ro3">
          <table:table-cell office:value-type="string" calcext:value-type="string">
            <text:p><text:a xlink:href="https://info64.org/27-memorial-miguel-bootello/standings" xlink:type="simple">Excel </text:a> <text:a xlink:href="https://info64.org/27-memorial-miguel-bootello/standings" xlink:type="simple">PDF </text:a> </text:p>
          </table:table-cell>
          <table:table-cell table:style-name="Default" table:number-columns-repeated="15"/>
        </table:table-row>
        <table:table-row table:style-name="ro3">
          <table:table-cell table:style-name="ce4" office:value-type="string" calcext:value-type="string">
            <text:p>Pos. </text:p>
          </table:table-cell>
          <table:table-cell table:style-name="ce4" office:value-type="string" calcext:value-type="string">
            <text:p>Ran. </text:p>
          </table:table-cell>
          <table:table-cell table:style-name="ce4" office:value-type="string" calcext:value-type="string">
            <text:p>Tít.</text:p>
          </table:table-cell>
          <table:table-cell table:style-name="ce4" office:value-type="string" calcext:value-type="string">
            <text:p>Sex.</text:p>
          </table:table-cell>
          <table:table-cell table:style-name="ce4" office:value-type="string" calcext:value-type="string">
            <text:p>Nombre </text:p>
          </table:table-cell>
          <table:table-cell table:style-name="ce4" office:value-type="string" calcext:value-type="string">
            <text:p>Fed.</text:p>
          </table:table-cell>
          <table:table-cell table:style-name="ce4" office:value-type="string" calcext:value-type="string">
            <text:p>Pts. </text:p>
          </table:table-cell>
          <table:table-cell table:style-name="ce4" office:value-type="string" calcext:value-type="string">
            <text:p>Buc1 </text:p>
          </table:table-cell>
          <table:table-cell table:style-name="ce4" office:value-type="string" calcext:value-type="string">
            <text:p>BucT </text:p>
          </table:table-cell>
          <table:table-cell table:style-name="ce4" office:value-type="string" calcext:value-type="string">
            <text:p>S-B </text:p>
          </table:table-cell>
          <table:table-cell table:style-name="ce4" office:value-type="string" calcext:value-type="string">
            <text:p>Cmlt </text:p>
          </table:table-cell>
          <table:table-cell table:style-name="ce4" office:value-type="string" calcext:value-type="string">
            <text:p>DE1 </text:p>
          </table:table-cell>
          <table:table-cell table:style-name="ce4" office:value-type="string" calcext:value-type="string">
            <text:p>FIDE </text:p>
          </table:table-cell>
          <table:table-cell table:style-name="ce4" office:value-type="string" calcext:value-type="string">
            <text:p>Nac. </text:p>
          </table:table-cell>
          <table:table-cell table:style-name="ce4" office:value-type="string" calcext:value-type="string">
            <text:p>Origen/Club </text:p>
          </table:table-cell>
          <table:table-cell table:style-name="ce4" office:value-type="string" calcext:value-type="string">
            <text:p>Inf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ilva-lucena-cristian" xlink:type="simple">Silva Lucena, Cristian</text:a></text:p>
          </table:table-cell>
          <table:table-cell office:value-type="string" calcext:value-type="string">
            <text:p>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tamoros-franco-carlos-s" xlink:type="simple">Matamoros Franco, Carlos S.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ruiz-angel" xlink:type="simple">Garcia Ruiz, Angel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quinez-capillas-francisco-jose" xlink:type="simple">Marquinez Capillas, Francisco Jose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tin-carmona-gaston-manuel" xlink:type="simple">Martin Carmona, Gaston Manuel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naranjo-moreno-antonio" xlink:type="simple">Naranjo Moreno, Antonio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del-campo-efren" xlink:type="simple">Garcia del Campo, Efren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amos-moreno-francisco-jose" xlink:type="simple">Ramos Moreno, Francisco Jose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rrias-granados-jesus" xlink:type="simple">Sarrias Granados, Jesus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0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ebrian-mesa-antonio" xlink:type="simple">Cebrian Mesa, Anton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alberti-manuel-maria" xlink:type="simple">Moreno Alberti, Manuel Maria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erron-elena-francisco-miguel" xlink:type="simple">Terron Elena, Francisco Miguel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rdoso-garcia-sergio" xlink:type="simple">Cardoso Garcia, Serg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echaniz-de-fays-constantino-jose" xlink:type="simple">Echaniz de Fays, Constantino Jose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nandez-cruz-danilo" xlink:type="simple">Fernandez Cruz, Danil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ales-maldonado-sergio" xlink:type="simple">Morales Maldonado, Serg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man-verdier-alberto" xlink:type="simple">Roman Verdier, Albert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sas-amaya-francisco-javier" xlink:type="simple">Rosas Amaya, Francisco Javier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porcel-yago" xlink:type="simple">Otero Porcel, Yag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ESTEPONA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claros-salvador" xlink:type="simple">Garcia Claros, Salvador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orrego-gil-diego" xlink:type="simple">Borrego Gil, Dieg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diaz-alejandro" xlink:type="simple">Perez Diaz, Alejandr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edesma-claros-daniel" xlink:type="simple">Ledesma Claros, Daniel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IENTE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omani-mehdi" xlink:type="simple">Fomani, Mehdi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0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ntoro-guerrero-raul" xlink:type="simple">Montoro Guerrero, Raul</text:a></text:p>
          </table:table-cell>
          <table:table-cell office:value-type="string" calcext:value-type="string">
            <text:p>S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weet-lopez-eduardo-javier" xlink:type="simple">Sweet Lopez, Eduardo Javier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lina-mataran-manuel" xlink:type="simple">Molina Mataran,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las-gonzalez-diego" xlink:type="simple">Salas Gonzalez, Dieg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omez-zafra-juan" xlink:type="simple">Gomez Zafra, Juan</text:a></text:p>
          </table:table-cell>
          <table:table-cell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cias-arquillo-jose" xlink:type="simple">Macias Arquillo, Jose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abon-hermann-david" xlink:type="simple">Pabon Hermann, David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garcia-melendez-jose-david" xlink:type="simple">Garcia Melendez, Jose David</text:a></text:p>
          </table:table-cell>
          <table:table-cell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lcaide-garcia-juan-miguel" xlink:type="simple">Alcaide Garcia, Juan Mig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ceres-nogales-jose-antonio" xlink:type="simple">Caceres Nogales, Jose Antonio</text:a></text:p>
          </table:table-cell>
          <table:table-cell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rtiz-valero-salvador" xlink:type="simple">Ortiz Valero, Salvador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fernandez-alvaro" xlink:type="simple">Ruiz Fernandez, Alvaro</text:a></text:p>
          </table:table-cell>
          <table:table-cell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sas-martinez-francisco" xlink:type="simple">Rosas Martinez, Francisco</text:a></text:p>
          </table:table-cell>
          <table:table-cell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bato-montes-juan-manuel" xlink:type="simple">Lobato Montes, Juan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IENTE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il-toscano-pablo" xlink:type="simple">Gil Toscano, Pabl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bandera-juan-diego" xlink:type="simple">Perez Bandera, Juan Dieg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cortes-victor-manuel" xlink:type="simple">Moreno Cortes, Victor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rer-posa-victor" xlink:type="simple">Ferrer Posa, Victor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tejada-juan-jose" xlink:type="simple">Jimenez Tejada, Juan Jose</text:a></text:p>
          </table:table-cell>
          <table:table-cell office:value-type="string" calcext:value-type="string">
            <text:p>G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TRIL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cano-antonio-jose" xlink:type="simple">Ruiz Cano, Antonio Jose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</text:p>
          </table:table-cell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quesada-monserrate-jose-antonio" xlink:type="simple">Quesada Monserrate, Jose Antonio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ramirez-martin" xlink:type="simple">Otero Ramirez, Martin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0.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pez-gil-juan-miguel" xlink:type="simple">Lopez Gil, Juan Miguel</text:a></text:p>
          </table:table-cell>
          <table:table-cell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0.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ACETE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ara-ruiz-juan" xlink:type="simple">Lara Ruiz, Juan</text:a></text:p>
          </table:table-cell>
          <table:table-cell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ertos-fernandez-juan-antonio" xlink:type="simple">Bertos Fernandez, Juan Antonio</text:a></text:p>
          </table:table-cell>
          <table:table-cell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chez-perez-adrian" xlink:type="simple">Sanchez Perez, Adrian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pascual-angel" xlink:type="simple">Garcia Pascual, Angel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upianez-sanchez-luis" xlink:type="simple">Lupianez Sanchez, Luis</text:a></text:p>
          </table:table-cell>
          <table:table-cell office:value-type="string" calcext:value-type="string">
            <text:p>G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TRIL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las-trinidad-rodrigo" xlink:type="simple">Salas Trinidad, Rodrigo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inazo-acosta-alejandro" xlink:type="simple">Pinazo Acosta, Alejandro</text:a></text:p>
          </table:table-cell>
          <table:table-cell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valencia-moreno-marina" xlink:type="simple">Valencia Moreno, Marina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adia-montoya-jose-manuel" xlink:type="simple">Badia Montoya, Jose Manuel</text:a></text:p>
          </table:table-cell>
          <table:table-cell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zon-rodriguez-jose-manuel" xlink:type="simple">Garzon Rodriguez, Jose Manu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pez-linares-miguel-angel" xlink:type="simple">Lopez Linares, Miguel Ang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tos-sanchez-hugo" xlink:type="simple">Santos Sanchez, Hugo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acedo-gil-sebastian" xlink:type="simple">Acedo Gil, Sebasti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uentes-rodriguez-pedro-miguel" xlink:type="simple">Fuentes Rodriguez, Pedro Migu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bravo-angel" xlink:type="simple">Ruiz Bravo, Ang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olomer-de-luque-francisco" xlink:type="simple">Colomer de Luque, Francisco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erida-ruiz-jorge" xlink:type="simple">Merida Ruiz, Jorge</text:a></text:p>
          </table:table-cell>
          <table:table-cell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boeta-serrano-ainhoa" xlink:type="simple">Boeta Serrano, Ainhoa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rrillo-ortiz-jose" xlink:type="simple">Carrillo Ortiz, Jose</text:a>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TE MINERALS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utierrez-vargas-pablo" xlink:type="simple">Gutierrez Vargas, Pablo</text:a></text:p>
          </table:table-cell>
          <table:table-cell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pabon-hermann-anna" xlink:type="simple">Pabon Hermann, Anna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valverde-francisco-javier" xlink:type="simple">Jimenez Valverde, Francisco Javier</text:a></text:p>
          </table:table-cell>
          <table:table-cell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dominguez-ivan" xlink:type="simple">Jimenez Dominguez, Ivan</text:a></text:p>
          </table:table-cell>
          <table:table-cell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valadez-cervantes-joaquin" xlink:type="simple">Valadez Cervantes, Joaqui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LLA ESTEPO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portillo-juan" xlink:type="simple">Perez Portillo, Ju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XARQUIA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pascual-christian" xlink:type="simple">Garcia Pascual, Christi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ruiz-antonio" xlink:type="simple">Galvez Ruiz, Antonio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onzalez-trani-manuel" xlink:type="simple">Gonzalez Trani, Manuel</text:a></text:p>
          </table:table-cell>
          <table:table-cell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yanez-tous-manuel" xlink:type="simple">Yanez Tous, Manuel</text:a></text:p>
          </table:table-cell>
          <table:table-cell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rrias-granados-uriel" xlink:type="simple">Sarrias Granados, Uriel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kherraz-saavedra-m-barek" xlink:type="simple">Kherraz Saavedra, M barek</text:a></text:p>
          </table:table-cell>
          <table:table-cell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porcel-marcos" xlink:type="simple">Otero Porcel, Marcos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JEDREZ ESTEPONA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orres-trujillo-juan-miguel" xlink:type="simple">Torres Trujillo, Juan Miguel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nadales-antonio" xlink:type="simple">Galvez Nadales, Antonio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mariscal-francisco-david" xlink:type="simple">Perez Mariscal, Francisco David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quez-parejo-andres" xlink:type="simple">Marquez Parejo, Andres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peinado-jose-jesus" xlink:type="simple">Moreno Peinado, Jose Jesus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dominguez-hlebovich-martin" xlink:type="simple">Dominguez Hlebovich, Martin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higueras-garcia-tristan" xlink:type="simple">Higueras Garcia, Tristan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rer-dominguez-victor" xlink:type="simple">Ferrer Dominguez, Victor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sencio-bravo-pablo-francisco" xlink:type="simple">Asencio Bravo, Pablo Francisco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higueras-garcia-seth-joseph" xlink:type="simple">Higueras Garcia, Seth Joseph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valadez-cervantes-salvador" xlink:type="simple">Valadez Cervantes, Salvador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LLA ESTEPO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tos-sanchez-javier" xlink:type="simple">Santos Sanchez, Javier</text:a></text:p>
          </table:table-cell>
          <table:table-cell office:value-type="string" calcext:value-type="string">
            <text:p>M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orres-trujillo-samuel" xlink:type="simple">Torres Trujillo, Samuel</text:a>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galvez-diaz-laura" xlink:type="simple">Galvez Diaz, Laura</text:a></text:p>
          </table:table-cell>
          <table:table-cell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del-pino-trujillo-david" xlink:type="simple">Del Pino Trujillo, David</text:a></text:p>
          </table:table-cell>
          <table:table-cell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diaz-alfonso" xlink:type="simple">Galvez Diaz, Alfonso</text:a></text:p>
          </table:table-cell>
          <table:table-cell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alma-troya-ignacio-pedro" xlink:type="simple">Palma Troya, Ignacio Pedro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acciatti-rendina-gustavo" xlink:type="simple">Racciatti Rendina, Gustavo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randa-bernal-adrian" xlink:type="simple">Aranda Bernal, Adrian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randa-bernal-samuel" xlink:type="simple">Aranda Bernal, Samuel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ernardino-fernandez-jose-carlos" xlink:type="simple">Bernardino Fernandez, Jose Carlos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duran-vergara-laura" xlink:type="simple">Duran Vergara, Laura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</table:table>
      <table:table table:name="Hoja2" table:style-name="ta1"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column table:style-name="co4" table:default-cell-style-name="ce3"/>
        <table:table-column table:style-name="co1" table:number-columns-repeated="11" table:default-cell-style-name="ce3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ras la ronda 7</text:p>
          </table:table-cell>
          <table:table-cell table:style-name="Default" table:number-columns-repeated="15"/>
          <table:table-cell table:number-columns-repeated="1008"/>
        </table:table-row>
        <table:table-row table:style-name="ro3">
          <table:table-cell table:style-name="ce6"/>
          <table:table-cell table:style-name="Default" table:number-columns-repeated="15"/>
          <table:table-cell table:number-columns-repeated="1008"/>
        </table:table-row>
        <table:table-row table:style-name="ro3">
          <table:table-cell office:value-type="string" calcext:value-type="string">
            <text:p><text:a xlink:href="https://info64.org/27-memorial-miguel-bootello/standings" xlink:type="simple">Excel </text:a> <text:a xlink:href="https://info64.org/27-memorial-miguel-bootello/standings" xlink:type="simple">PDF </text:a> </text:p>
          </table:table-cell>
          <table:table-cell table:style-name="Default" table:number-columns-repeated="15"/>
          <table:table-cell table:number-columns-repeated="1008"/>
        </table:table-row>
        <table:table-row table:style-name="ro3">
          <table:table-cell table:style-name="ce4" office:value-type="string" calcext:value-type="string">
            <text:p>Pos. </text:p>
          </table:table-cell>
          <table:table-cell table:style-name="ce4" office:value-type="string" calcext:value-type="string">
            <text:p>Ran. </text:p>
          </table:table-cell>
          <table:table-cell table:style-name="ce4" office:value-type="string" calcext:value-type="string">
            <text:p>Tít.</text:p>
          </table:table-cell>
          <table:table-cell table:style-name="ce4" office:value-type="string" calcext:value-type="string">
            <text:p>Sex.</text:p>
          </table:table-cell>
          <table:table-cell table:style-name="ce4" office:value-type="string" calcext:value-type="string">
            <text:p>Nombre </text:p>
          </table:table-cell>
          <table:table-cell table:style-name="ce4" office:value-type="string" calcext:value-type="string">
            <text:p>Fed.</text:p>
          </table:table-cell>
          <table:table-cell table:style-name="ce4" office:value-type="string" calcext:value-type="string">
            <text:p>Pts. </text:p>
          </table:table-cell>
          <table:table-cell table:style-name="ce4" office:value-type="string" calcext:value-type="string">
            <text:p>Buc1 </text:p>
          </table:table-cell>
          <table:table-cell table:style-name="ce4" office:value-type="string" calcext:value-type="string">
            <text:p>BucT </text:p>
          </table:table-cell>
          <table:table-cell table:style-name="ce4" office:value-type="string" calcext:value-type="string">
            <text:p>S-B </text:p>
          </table:table-cell>
          <table:table-cell table:style-name="ce4" office:value-type="string" calcext:value-type="string">
            <text:p>Cmlt </text:p>
          </table:table-cell>
          <table:table-cell table:style-name="ce4" office:value-type="string" calcext:value-type="string">
            <text:p>DE1 </text:p>
          </table:table-cell>
          <table:table-cell table:style-name="ce4" office:value-type="string" calcext:value-type="string">
            <text:p>FIDE </text:p>
          </table:table-cell>
          <table:table-cell table:style-name="ce4" office:value-type="string" calcext:value-type="string">
            <text:p>Nac. </text:p>
          </table:table-cell>
          <table:table-cell table:style-name="ce4" office:value-type="string" calcext:value-type="string">
            <text:p>Origen/Club </text:p>
          </table:table-cell>
          <table:table-cell table:style-name="ce4" office:value-type="string" calcext:value-type="string">
            <text:p>Info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onzalez-trani-manuel" xlink:type="simple">Gonzalez Trani, Manuel</text:a></text:p>
          </table:table-cell>
          <table:table-cell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office:value-type="float" office:value="101" calcext:value-type="float">
            <text:p>101</text:p>
          </table:table-cell>
          <table:table-cell table:style-name="ce8"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<text:a xlink:href="https://info64.org/27-memorial-miguel-bootello/yanez-tous-manuel" xlink:type="simple">Yanez Tous, Manuel</text:a></text:p>
          </table:table-cell>
          <table:table-cell table:style-name="ce7" office:value-type="string" calcext:value-type="string">
            <text:p>TR</text:p>
          </table:table-cell>
          <table:table-cell table:style-name="ce7" office:value-type="float" office:value="2.5" calcext:value-type="float">
            <text:p>2,5</text:p>
          </table:table-cell>
          <table:table-cell table:style-name="ce7" office:value-type="string" calcext:value-type="string">
            <text:p>19.0</text:p>
          </table:table-cell>
          <table:table-cell table:style-name="ce7" office:value-type="string" calcext:value-type="string">
            <text:p>21.0</text:p>
          </table:table-cell>
          <table:table-cell table:style-name="ce7" office:value-type="string" calcext:value-type="string">
            <text:p>6.25</text:p>
          </table:table-cell>
          <table:table-cell table:style-name="ce7" office:value-type="string" calcext:value-type="string">
            <text:p>11.5</text:p>
          </table:table-cell>
          <table:table-cell table:style-name="ce7" office:value-type="string" calcext:value-type="string">
            <text:p>0.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ANSEUNTE</text:p>
          </table:table-cell>
          <table:table-cell table:style-name="ce8"/>
          <table:table-cell table:style-name="ce9"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rrias-granados-uriel" xlink:type="simple">Sarrias Granados, Uriel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office:value-type="string" calcext:value-type="string">
            <text:p>SUB 10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kherraz-saavedra-m-barek" xlink:type="simple">Kherraz Saavedra, M barek</text:a></text:p>
          </table:table-cell>
          <table:table-cell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SUB 12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porcel-marcos" xlink:type="simple">Otero Porcel, Marcos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JEDREZ ESTEPONA</text:p>
          </table:table-cell>
          <table:table-cell office:value-type="string" calcext:value-type="string">
            <text:p>SUB 10</text:p>
          </table:table-cell>
          <table:table-cell table:number-columns-repeated="100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orres-trujillo-juan-miguel" xlink:type="simple">Torres Trujillo, Juan Miguel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UB 12</text:p>
          </table:table-cell>
          <table:table-cell table:number-columns-repeated="100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nadales-antonio" xlink:type="simple">Galvez Nadales, Antonio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5"/>
          <table:table-cell table:number-columns-repeated="100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mariscal-francisco-david" xlink:type="simple">Perez Mariscal, Francisco David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UB 12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quez-parejo-andres" xlink:type="simple">Marquez Parejo, Andres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5"/>
          <table:table-cell table:number-columns-repeated="100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peinado-jose-jesus" xlink:type="simple">Moreno Peinado, Jose Jesus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5"/>
          <table:table-cell table:number-columns-repeated="100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dominguez-hlebovich-martin" xlink:type="simple">Dominguez Hlebovich, Martin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office:value-type="string" calcext:value-type="string">
            <text:p>SUB 08</text:p>
          </table:table-cell>
          <table:table-cell table:number-columns-repeated="100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higueras-garcia-tristan" xlink:type="simple">Higueras Garcia, Tristan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UB 08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rer-dominguez-victor" xlink:type="simple">Ferrer Dominguez, Victor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 office:value-type="string" calcext:value-type="string">
            <text:p>SUB 08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sencio-bravo-pablo-francisco" xlink:type="simple">Asencio Bravo, Pablo Francisco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office:value-type="string" calcext:value-type="string">
            <text:p>SUB 10</text:p>
          </table:table-cell>
          <table:table-cell table:number-columns-repeated="100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higueras-garcia-seth-joseph" xlink:type="simple">Higueras Garcia, Seth Joseph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UB 08</text:p>
          </table:table-cell>
          <table:table-cell table:number-columns-repeated="100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valadez-cervantes-salvador" xlink:type="simple">Valadez Cervantes, Salvador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LLA ESTEPONA</text:p>
          </table:table-cell>
          <table:table-cell office:value-type="string" calcext:value-type="string">
            <text:p>SUB 08</text:p>
          </table:table-cell>
          <table:table-cell table:number-columns-repeated="100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tos-sanchez-javier" xlink:type="simple">Santos Sanchez, Javier</text:a></text:p>
          </table:table-cell>
          <table:table-cell office:value-type="string" calcext:value-type="string">
            <text:p>M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UB 08</text:p>
          </table:table-cell>
          <table:table-cell table:number-columns-repeated="100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orres-trujillo-samuel" xlink:type="simple">Torres Trujillo, Samuel</text:a>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UB 08</text:p>
          </table:table-cell>
          <table:table-cell table:number-columns-repeated="100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galvez-diaz-laura" xlink:type="simple">Galvez Diaz, Laura</text:a></text:p>
          </table:table-cell>
          <table:table-cell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SUB 12 L</text:p>
          </table:table-cell>
          <table:table-cell table:number-columns-repeated="100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del-pino-trujillo-david" xlink:type="simple">Del Pino Trujillo, David</text:a></text:p>
          </table:table-cell>
          <table:table-cell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SUB 12 L</text:p>
          </table:table-cell>
          <table:table-cell table:number-columns-repeated="100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diaz-alfonso" xlink:type="simple">Galvez Diaz, Alfonso</text:a></text:p>
          </table:table-cell>
          <table:table-cell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SUB 12 L</text:p>
          </table:table-cell>
          <table:table-cell table:number-columns-repeated="100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alma-troya-ignacio-pedro" xlink:type="simple">Palma Troya, Ignacio Pedro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5"/>
          <table:table-cell table:number-columns-repeated="100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acciatti-rendina-gustavo" xlink:type="simple">Racciatti Rendina, Gustavo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5"/>
          <table:table-cell table:number-columns-repeated="100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randa-bernal-adrian" xlink:type="simple">Aranda Bernal, Adrian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SUB 14</text:p>
          </table:table-cell>
          <table:table-cell table:number-columns-repeated="100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randa-bernal-samuel" xlink:type="simple">Aranda Bernal, Samuel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SUB 14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ernardino-fernandez-jose-carlos" xlink:type="simple">Bernardino Fernandez, Jose Carlos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SUB 18</text:p>
          </table:table-cell>
          <table:table-cell table:number-columns-repeated="100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duran-vergara-laura" xlink:type="simple">Duran Vergara, Laura</text:a>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SUB 12</text:p>
          </table:table-cell>
          <table:table-cell table:number-columns-repeated="1008"/>
        </table:table-row>
      </table:table>
      <table:table table:name="Hoja3" table:style-name="ta1">
        <table:table-column table:style-name="co5" table:default-cell-style-name="ce3"/>
        <table:table-column table:style-name="co6" table:default-cell-style-name="ce3"/>
        <table:table-column table:style-name="co5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8" table:default-cell-style-name="ce3"/>
        <table:table-column table:style-name="co1" table:default-cell-style-name="ce5"/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rrillo-ortiz-jose" xlink:type="simple">Carrillo Ortiz, Jose</text:a>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TE MINERALS</text:p>
          </table:table-cell>
          <table:table-cell/>
        </table:table-row>
        <table:table-row table:style-name="ro3">
          <table:table-cell table:style-name="ce4" office:value-type="string" calcext:value-type="string">
            <text:p>Pos. </text:p>
          </table:table-cell>
          <table:table-cell table:style-name="ce4" office:value-type="string" calcext:value-type="string">
            <text:p>Ran. </text:p>
          </table:table-cell>
          <table:table-cell table:style-name="ce4" office:value-type="string" calcext:value-type="string">
            <text:p>Tít.</text:p>
          </table:table-cell>
          <table:table-cell table:style-name="ce4" office:value-type="string" calcext:value-type="string">
            <text:p>Sex.</text:p>
          </table:table-cell>
          <table:table-cell table:style-name="ce4" office:value-type="string" calcext:value-type="string">
            <text:p>Nombre </text:p>
          </table:table-cell>
          <table:table-cell table:style-name="ce4" office:value-type="string" calcext:value-type="string">
            <text:p>Fed.</text:p>
          </table:table-cell>
          <table:table-cell table:style-name="ce4" office:value-type="string" calcext:value-type="string">
            <text:p>Pts. </text:p>
          </table:table-cell>
          <table:table-cell table:style-name="ce4" office:value-type="string" calcext:value-type="string">
            <text:p>Buc1 </text:p>
          </table:table-cell>
          <table:table-cell table:style-name="ce4" office:value-type="string" calcext:value-type="string">
            <text:p>BucT </text:p>
          </table:table-cell>
          <table:table-cell table:style-name="ce4" office:value-type="string" calcext:value-type="string">
            <text:p>S-B </text:p>
          </table:table-cell>
          <table:table-cell table:style-name="ce4" office:value-type="string" calcext:value-type="string">
            <text:p>Cmlt </text:p>
          </table:table-cell>
          <table:table-cell table:style-name="ce4" office:value-type="string" calcext:value-type="string">
            <text:p>DE1 </text:p>
          </table:table-cell>
          <table:table-cell table:style-name="ce4" office:value-type="string" calcext:value-type="string">
            <text:p>FIDE </text:p>
          </table:table-cell>
          <table:table-cell table:style-name="ce4" office:value-type="string" calcext:value-type="string">
            <text:p>Nac. </text:p>
          </table:table-cell>
          <table:table-cell table:style-name="ce4" office:value-type="string" calcext:value-type="string">
            <text:p>Origen/Club </text:p>
          </table:table-cell>
          <table:table-cell table:style-name="ce4" office:value-type="string" calcext:value-type="string">
            <text:p>Info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tejada-juan-jose" xlink:type="simple">Jimenez Tejada, Juan Jose</text:a></text:p>
          </table:table-cell>
          <table:table-cell office:value-type="string" calcext:value-type="string">
            <text:p>G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TRIL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upianez-sanchez-luis" xlink:type="simple">Lupianez Sanchez, Luis</text:a></text:p>
          </table:table-cell>
          <table:table-cell office:value-type="string" calcext:value-type="string">
            <text:p>G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TRIL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tamoros-franco-carlos-s" xlink:type="simple">Matamoros Franco, Carlos S.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ruiz-angel" xlink:type="simple">Garcia Ruiz, Angel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quinez-capillas-francisco-jose" xlink:type="simple">Marquinez Capillas, Francisco Jose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tin-carmona-gaston-manuel" xlink:type="simple">Martin Carmona, Gaston Manuel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naranjo-moreno-antonio" xlink:type="simple">Naranjo Moreno, Antonio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del-campo-efren" xlink:type="simple">Garcia del Campo, Efren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amos-moreno-francisco-jose" xlink:type="simple">Ramos Moreno, Francisco Jose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rrias-granados-jesus" xlink:type="simple">Sarrias Granados, Jesus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0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ebrian-mesa-antonio" xlink:type="simple">Cebrian Mesa, Anton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alberti-manuel-maria" xlink:type="simple">Moreno Alberti, Manuel Maria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erron-elena-francisco-miguel" xlink:type="simple">Terron Elena, Francisco Miguel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rdoso-garcia-sergio" xlink:type="simple">Cardoso Garcia, Serg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echaniz-de-fays-constantino-jose" xlink:type="simple">Echaniz de Fays, Constantino Jose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nandez-cruz-danilo" xlink:type="simple">Fernandez Cruz, Danil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ales-maldonado-sergio" xlink:type="simple">Morales Maldonado, Serg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man-verdier-alberto" xlink:type="simple">Roman Verdier, Albert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sas-amaya-francisco-javier" xlink:type="simple">Rosas Amaya, Francisco Javier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porcel-yago" xlink:type="simple">Otero Porcel, Yag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ESTEPONA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claros-salvador" xlink:type="simple">Garcia Claros, Salvador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orrego-gil-diego" xlink:type="simple">Borrego Gil, Dieg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diaz-alejandro" xlink:type="simple">Perez Diaz, Alejandr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edesma-claros-daniel" xlink:type="simple">Ledesma Claros, Daniel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IENTE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omani-mehdi" xlink:type="simple">Fomani, Mehdi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0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weet-lopez-eduardo-javier" xlink:type="simple">Sweet Lopez, Eduardo Javier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lina-mataran-manuel" xlink:type="simple">Molina Mataran,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las-gonzalez-diego" xlink:type="simple">Salas Gonzalez, Dieg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cias-arquillo-jose" xlink:type="simple">Macias Arquillo, Jose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abon-hermann-david" xlink:type="simple">Pabon Hermann, David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lcaide-garcia-juan-miguel" xlink:type="simple">Alcaide Garcia, Juan Mig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rtiz-valero-salvador" xlink:type="simple">Ortiz Valero, Salvador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bato-montes-juan-manuel" xlink:type="simple">Lobato Montes, Juan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IENTE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il-toscano-pablo" xlink:type="simple">Gil Toscano, Pabl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bandera-juan-diego" xlink:type="simple">Perez Bandera, Juan Dieg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cortes-victor-manuel" xlink:type="simple">Moreno Cortes, Victor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rer-posa-victor" xlink:type="simple">Ferrer Posa, Victor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cano-antonio-jose" xlink:type="simple">Ruiz Cano, Antonio Jose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</text:p>
          </table:table-cell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quesada-monserrate-jose-antonio" xlink:type="simple">Quesada Monserrate, Jose Antonio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ramirez-martin" xlink:type="simple">Otero Ramirez, Martin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0.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chez-perez-adrian" xlink:type="simple">Sanchez Perez, Adrian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pascual-angel" xlink:type="simple">Garcia Pascual, Angel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las-trinidad-rodrigo" xlink:type="simple">Salas Trinidad, Rodrigo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valencia-moreno-marina" xlink:type="simple">Valencia Moreno, Marina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zon-rodriguez-jose-manuel" xlink:type="simple">Garzon Rodriguez, Jose Manu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pez-linares-miguel-angel" xlink:type="simple">Lopez Linares, Miguel Ang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tos-sanchez-hugo" xlink:type="simple">Santos Sanchez, Hugo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acedo-gil-sebastian" xlink:type="simple">Acedo Gil, Sebasti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uentes-rodriguez-pedro-miguel" xlink:type="simple">Fuentes Rodriguez, Pedro Migu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bravo-angel" xlink:type="simple">Ruiz Bravo, Ang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olomer-de-luque-francisco" xlink:type="simple">Colomer de Luque, Francisco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boeta-serrano-ainhoa" xlink:type="simple">Boeta Serrano, Ainhoa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pabon-hermann-anna" xlink:type="simple">Pabon Hermann, Anna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valadez-cervantes-joaquin" xlink:type="simple">Valadez Cervantes, Joaqui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LLA ESTEPO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portillo-juan" xlink:type="simple">Perez Portillo, Ju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XARQUIA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pascual-christian" xlink:type="simple">Garcia Pascual, Christi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ruiz-antonio" xlink:type="simple">Galvez Ruiz, Antonio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rrias-granados-uriel" xlink:type="simple">Sarrias Granados, Uriel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porcel-marcos" xlink:type="simple">Otero Porcel, Marcos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JEDREZ ESTEPONA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orres-trujillo-juan-miguel" xlink:type="simple">Torres Trujillo, Juan Miguel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nadales-antonio" xlink:type="simple">Galvez Nadales, Antonio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mariscal-francisco-david" xlink:type="simple">Perez Mariscal, Francisco David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quez-parejo-andres" xlink:type="simple">Marquez Parejo, Andres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peinado-jose-jesus" xlink:type="simple">Moreno Peinado, Jose Jesus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dominguez-hlebovich-martin" xlink:type="simple">Dominguez Hlebovich, Martin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higueras-garcia-tristan" xlink:type="simple">Higueras Garcia, Tristan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rer-dominguez-victor" xlink:type="simple">Ferrer Dominguez, Victor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sencio-bravo-pablo-francisco" xlink:type="simple">Asencio Bravo, Pablo Francisco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higueras-garcia-seth-joseph" xlink:type="simple">Higueras Garcia, Seth Joseph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valadez-cervantes-salvador" xlink:type="simple">Valadez Cervantes, Salvador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LLA ESTEPO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tos-sanchez-javier" xlink:type="simple">Santos Sanchez, Javier</text:a></text:p>
          </table:table-cell>
          <table:table-cell office:value-type="string" calcext:value-type="string">
            <text:p>M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orres-trujillo-samuel" xlink:type="simple">Torres Trujillo, Samuel</text:a>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ilva-lucena-cristian" xlink:type="simple">Silva Lucena, Cristian</text:a></text:p>
          </table:table-cell>
          <table:table-cell office:value-type="string" calcext:value-type="string">
            <text:p>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ntoro-guerrero-raul" xlink:type="simple">Montoro Guerrero, Raul</text:a></text:p>
          </table:table-cell>
          <table:table-cell office:value-type="string" calcext:value-type="string">
            <text:p>S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omez-zafra-juan" xlink:type="simple">Gomez Zafra, Juan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garcia-melendez-jose-david" xlink:type="simple">Garcia Melendez, Jose David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ceres-nogales-jose-antonio" xlink:type="simple">Caceres Nogales, Jose Antoni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fernandez-alvaro" xlink:type="simple">Ruiz Fernandez, Alvar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sas-martinez-francisco" xlink:type="simple">Rosas Martinez, Francisc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pez-gil-juan-miguel" xlink:type="simple">Lopez Gil, Juan Mig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0.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ACETE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ara-ruiz-juan" xlink:type="simple">Lara Ruiz, Juan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ertos-fernandez-juan-antonio" xlink:type="simple">Bertos Fernandez, Juan Antoni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inazo-acosta-alejandro" xlink:type="simple">Pinazo Acosta, Alejandr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adia-montoya-jose-manuel" xlink:type="simple">Badia Montoya, Jose Man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erida-ruiz-jorge" xlink:type="simple">Merida Ruiz, Jorge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utierrez-vargas-pablo" xlink:type="simple">Gutierrez Vargas, Pabl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valverde-francisco-javier" xlink:type="simple">Jimenez Valverde, Francisco Javier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dominguez-ivan" xlink:type="simple">Jimenez Dominguez, Ivan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onzalez-trani-manuel" xlink:type="simple">Gonzalez Trani, Man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yanez-tous-manuel" xlink:type="simple">Yanez Tous, Man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kherraz-saavedra-m-barek" xlink:type="simple">Kherraz Saavedra, M barek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galvez-diaz-laura" xlink:type="simple">Galvez Diaz, Laura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del-pino-trujillo-david" xlink:type="simple">Del Pino Trujillo, David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diaz-alfonso" xlink:type="simple">Galvez Diaz, Alfons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alma-troya-ignacio-pedro" xlink:type="simple">Palma Troya, Ignacio Pedr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acciatti-rendina-gustavo" xlink:type="simple">Racciatti Rendina, Gustav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randa-bernal-adrian" xlink:type="simple">Aranda Bernal, Adrian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randa-bernal-samuel" xlink:type="simple">Aranda Bernal, Sam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ernardino-fernandez-jose-carlos" xlink:type="simple">Bernardino Fernandez, Jose Carlos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duran-vergara-laura" xlink:type="simple">Duran Vergara, Laura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1">
          <table:table-cell table:style-name="ce1" office:value-type="string" calcext:value-type="string">
            <text:p>ras la ronda 7</text:p>
          </table:table-cell>
          <table:table-cell table:style-name="Default" table:number-columns-repeated="15"/>
        </table:table-row>
        <table:table-row table:style-name="ro3">
          <table:table-cell table:style-name="ce6"/>
          <table:table-cell table:style-name="Default" table:number-columns-repeated="15"/>
        </table:table-row>
        <table:table-row table:style-name="ro3">
          <table:table-cell office:value-type="string" calcext:value-type="string">
            <text:p><text:a xlink:href="https://info64.org/27-memorial-miguel-bootello/standings" xlink:type="simple">Excel </text:a> <text:a xlink:href="https://info64.org/27-memorial-miguel-bootello/standings" xlink:type="simple">PDF </text:a> </text:p>
          </table:table-cell>
          <table:table-cell table:style-name="Default" table:number-columns-repeated="15"/>
        </table:table-row>
      </table:table>
      <table:table table:name="Hoja4" table:style-name="ta1">
        <table:table-column table:style-name="co5" table:default-cell-style-name="ce3"/>
        <table:table-column table:style-name="co6" table:default-cell-style-name="ce3"/>
        <table:table-column table:style-name="co5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8" table:default-cell-style-name="ce3"/>
        <table:table-column table:style-name="co1" table:default-cell-style-name="ce5"/>
        <table:table-row table:style-name="ro2">
          <table:table-cell table:style-name="ce4" office:value-type="string" calcext:value-type="string">
            <text:p>**</text:p>
          </table:table-cell>
          <table:table-cell table:style-name="ce4" office:value-type="string" calcext:value-type="string">
            <text:p>Ran. </text:p>
          </table:table-cell>
          <table:table-cell table:style-name="ce4" office:value-type="string" calcext:value-type="string">
            <text:p>Tít.</text:p>
          </table:table-cell>
          <table:table-cell table:style-name="ce4" office:value-type="string" calcext:value-type="string">
            <text:p>Sex.</text:p>
          </table:table-cell>
          <table:table-cell table:style-name="ce4" office:value-type="string" calcext:value-type="string">
            <text:p>Nombre </text:p>
          </table:table-cell>
          <table:table-cell table:style-name="ce4" office:value-type="string" calcext:value-type="string">
            <text:p>Fed.</text:p>
          </table:table-cell>
          <table:table-cell table:style-name="ce4" office:value-type="string" calcext:value-type="string">
            <text:p>Pts. </text:p>
          </table:table-cell>
          <table:table-cell table:style-name="ce4" office:value-type="string" calcext:value-type="string">
            <text:p>Buc1 </text:p>
          </table:table-cell>
          <table:table-cell table:style-name="ce4" office:value-type="string" calcext:value-type="string">
            <text:p>BucT </text:p>
          </table:table-cell>
          <table:table-cell table:style-name="ce4" office:value-type="string" calcext:value-type="string">
            <text:p>S-B </text:p>
          </table:table-cell>
          <table:table-cell table:style-name="ce4" office:value-type="string" calcext:value-type="string">
            <text:p>Cmlt </text:p>
          </table:table-cell>
          <table:table-cell table:style-name="ce4" office:value-type="string" calcext:value-type="string">
            <text:p>DE1 </text:p>
          </table:table-cell>
          <table:table-cell table:style-name="ce4" office:value-type="string" calcext:value-type="string">
            <text:p>FIDE </text:p>
          </table:table-cell>
          <table:table-cell table:style-name="ce4" office:value-type="string" calcext:value-type="string">
            <text:p>Nac. </text:p>
          </table:table-cell>
          <table:table-cell table:style-name="ce4" office:value-type="string" calcext:value-type="string">
            <text:p>Origen/Club </text:p>
          </table:table-cell>
          <table:table-cell table:style-name="ce4" office:value-type="string" calcext:value-type="string">
            <text:p>Info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orrego-gil-diego" xlink:type="simple">Borrego Gil, Dieg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acedo-gil-sebastian" xlink:type="simple">Acedo Gil, Sebasti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garcia-melendez-jose-david" xlink:type="simple">Garcia Melendez, Jose David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valadez-cervantes-joaquin" xlink:type="simple">Valadez Cervantes, Joaqui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LLA ESTEPO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dominguez-hlebovich-martin" xlink:type="simple">Dominguez Hlebovich, Martin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higueras-garcia-tristan" xlink:type="simple">Higueras Garcia, Tristan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rer-dominguez-victor" xlink:type="simple">Ferrer Dominguez, Victor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higueras-garcia-seth-joseph" xlink:type="simple">Higueras Garcia, Seth Joseph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valadez-cervantes-salvador" xlink:type="simple">Valadez Cervantes, Salvador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LLA ESTEPONA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tos-sanchez-javier" xlink:type="simple">Santos Sanchez, Javier</text:a></text:p>
          </table:table-cell>
          <table:table-cell office:value-type="string" calcext:value-type="string">
            <text:p>M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orres-trujillo-samuel" xlink:type="simple">Torres Trujillo, Samuel</text:a>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08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abon-hermann-david" xlink:type="simple">Pabon Hermann, David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ramirez-martin" xlink:type="simple">Otero Ramirez, Martin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0.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tos-sanchez-hugo" xlink:type="simple">Santos Sanchez, Hugo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pabon-hermann-anna" xlink:type="simple">Pabon Hermann, Anna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rrias-granados-uriel" xlink:type="simple">Sarrias Granados, Uriel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porcel-marcos" xlink:type="simple">Otero Porcel, Marcos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JEDREZ ESTEPONA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sencio-bravo-pablo-francisco" xlink:type="simple">Asencio Bravo, Pablo Francisco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nandez-cruz-danilo" xlink:type="simple">Fernandez Cruz, Danil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pascual-angel" xlink:type="simple">Garcia Pascual, Angel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las-trinidad-rodrigo" xlink:type="simple">Salas Trinidad, Rodrigo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bravo-angel" xlink:type="simple">Ruiz Bravo, Ang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ruiz-antonio" xlink:type="simple">Galvez Ruiz, Antonio</text:a>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orres-trujillo-juan-miguel" xlink:type="simple">Torres Trujillo, Juan Miguel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mariscal-francisco-david" xlink:type="simple">Perez Mariscal, Francisco David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dominguez-ivan" xlink:type="simple">Jimenez Dominguez, Ivan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kherraz-saavedra-m-barek" xlink:type="simple">Kherraz Saavedra, M barek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duran-vergara-laura" xlink:type="simple">Duran Vergara, Laura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galvez-diaz-laura" xlink:type="simple">Galvez Diaz, Laura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del-pino-trujillo-david" xlink:type="simple">Del Pino Trujillo, David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7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diaz-alfonso" xlink:type="simple">Galvez Diaz, Alfons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2 L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man-verdier-alberto" xlink:type="simple">Roman Verdier, Albert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tero-porcel-yago" xlink:type="simple">Otero Porcel, Yag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ESTEPONA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boeta-serrano-ainhoa" xlink:type="simple">Boeta Serrano, Ainhoa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pascual-christian" xlink:type="simple">Garcia Pascual, Christi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fernandez-alvaro" xlink:type="simple">Ruiz Fernandez, Alvar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erida-ruiz-jorge" xlink:type="simple">Merida Ruiz, Jorge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randa-bernal-adrian" xlink:type="simple">Aranda Bernal, Adrian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randa-bernal-samuel" xlink:type="simple">Aranda Bernal, Sam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rrias-granados-jesus" xlink:type="simple">Sarrias Granados, Jesus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0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cias-arquillo-jose" xlink:type="simple">Macias Arquillo, Jose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cortes-victor-manuel" xlink:type="simple">Moreno Cortes, Victor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nchez-perez-adrian" xlink:type="simple">Sanchez Perez, Adrian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TERRANEO</text:p>
          </table:table-cell>
          <table:table-cell table:style-name="ce3" office:value-type="string" calcext:value-type="string">
            <text:p>SUB 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ernardino-fernandez-jose-carlos" xlink:type="simple">Bernardino Fernandez, Jose Carlos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 table:style-name="ce3" office:value-type="string" calcext:value-type="string">
            <text:p>SUB 1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rrillo-ortiz-jose" xlink:type="simple">Carrillo Ortiz, Jose</text:a>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TE MINERALS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tejada-juan-jose" xlink:type="simple">Jimenez Tejada, Juan Jose</text:a></text:p>
          </table:table-cell>
          <table:table-cell office:value-type="string" calcext:value-type="string">
            <text:p>G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TRIL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upianez-sanchez-luis" xlink:type="simple">Lupianez Sanchez, Luis</text:a></text:p>
          </table:table-cell>
          <table:table-cell office:value-type="string" calcext:value-type="string">
            <text:p>G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TRIL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tamoros-franco-carlos-s" xlink:type="simple">Matamoros Franco, Carlos S.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ruiz-angel" xlink:type="simple">Garcia Ruiz, Angel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quinez-capillas-francisco-jose" xlink:type="simple">Marquinez Capillas, Francisco Jose</text:a>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tin-carmona-gaston-manuel" xlink:type="simple">Martin Carmona, Gaston Manuel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naranjo-moreno-antonio" xlink:type="simple">Naranjo Moreno, Antonio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del-campo-efren" xlink:type="simple">Garcia del Campo, Efren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amos-moreno-francisco-jose" xlink:type="simple">Ramos Moreno, Francisco Jose</text:a></text:p>
          </table:table-cell>
          <table:table-cell office:value-type="string" calcext:value-type="string">
            <text:p>MA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FLOR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ebrian-mesa-antonio" xlink:type="simple">Cebrian Mesa, Anton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alberti-manuel-maria" xlink:type="simple">Moreno Alberti, Manuel Maria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terron-elena-francisco-miguel" xlink:type="simple">Terron Elena, Francisco Miguel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rdoso-garcia-sergio" xlink:type="simple">Cardoso Garcia, Serg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echaniz-de-fays-constantino-jose" xlink:type="simple">Echaniz de Fays, Constantino Jose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ales-maldonado-sergio" xlink:type="simple">Morales Maldonado, Sergio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sas-amaya-francisco-javier" xlink:type="simple">Rosas Amaya, Francisco Javier</text:a>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cia-claros-salvador" xlink:type="simple">Garcia Claros, Salvador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diaz-alejandro" xlink:type="simple">Perez Diaz, Alejandro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edesma-claros-daniel" xlink:type="simple">Ledesma Claros, Daniel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IENTE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omani-mehdi" xlink:type="simple">Fomani, Mehdi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0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weet-lopez-eduardo-javier" xlink:type="simple">Sweet Lopez, Eduardo Javier</text:a></text:p>
          </table:table-cell>
          <table:table-cell office:value-type="string" calcext:value-type="string">
            <text:p>M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lina-mataran-manuel" xlink:type="simple">Molina Mataran,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alas-gonzalez-diego" xlink:type="simple">Salas Gonzalez, Dieg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alcaide-garcia-juan-miguel" xlink:type="simple">Alcaide Garcia, Juan Mig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ortiz-valero-salvador" xlink:type="simple">Ortiz Valero, Salvador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bato-montes-juan-manuel" xlink:type="simple">Lobato Montes, Juan Manuel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IENTE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il-toscano-pablo" xlink:type="simple">Gil Toscano, Pabl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bandera-juan-diego" xlink:type="simple">Perez Bandera, Juan Diego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errer-posa-victor" xlink:type="simple">Ferrer Posa, Victor</text:a>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uiz-cano-antonio-jose" xlink:type="simple">Ruiz Cano, Antonio Jose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</text:p>
          </table:table-cell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ALMADENA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quesada-monserrate-jose-antonio" xlink:type="simple">Quesada Monserrate, Jose Antonio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a xlink:href="https://info64.org/27-memorial-miguel-bootello/valencia-moreno-marina" xlink:type="simple">Valencia Moreno, Marina</text:a></text:p>
          </table:table-cell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rzon-rodriguez-jose-manuel" xlink:type="simple">Garzon Rodriguez, Jose Manu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pez-linares-miguel-angel" xlink:type="simple">Lopez Linares, Miguel Ang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EDREZ VICTORIA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fuentes-rodriguez-pedro-miguel" xlink:type="simple">Fuentes Rodriguez, Pedro Miguel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olomer-de-luque-francisco" xlink:type="simple">Colomer de Luque, Francisco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BEJOS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erez-portillo-juan" xlink:type="simple">Perez Portillo, Juan</text:a>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XARQUIA</text:p>
          </table:table-cell>
          <table:table-cell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alvez-nadales-antonio" xlink:type="simple">Galvez Nadales, Antonio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N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arquez-parejo-andres" xlink:type="simple">Marquez Parejo, Andres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reno-peinado-jose-jesus" xlink:type="simple">Moreno Peinado, Jose Jesus</text:a>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IN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silva-lucena-cristian" xlink:type="simple">Silva Lucena, Cristian</text:a></text:p>
          </table:table-cell>
          <table:table-cell office:value-type="string" calcext:value-type="string">
            <text:p>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montoro-guerrero-raul" xlink:type="simple">Montoro Guerrero, Raul</text:a></text:p>
          </table:table-cell>
          <table:table-cell office:value-type="string" calcext:value-type="string">
            <text:p>S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omez-zafra-juan" xlink:type="simple">Gomez Zafra, Juan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caceres-nogales-jose-antonio" xlink:type="simple">Caceres Nogales, Jose Antoni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osas-martinez-francisco" xlink:type="simple">Rosas Martinez, Francisc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opez-gil-juan-miguel" xlink:type="simple">Lopez Gil, Juan Mig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0.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ACETE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lara-ruiz-juan" xlink:type="simple">Lara Ruiz, Juan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ertos-fernandez-juan-antonio" xlink:type="simple">Bertos Fernandez, Juan Antoni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inazo-acosta-alejandro" xlink:type="simple">Pinazo Acosta, Alejandr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badia-montoya-jose-manuel" xlink:type="simple">Badia Montoya, Jose Man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utierrez-vargas-pablo" xlink:type="simple">Gutierrez Vargas, Pabl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jimenez-valverde-francisco-javier" xlink:type="simple">Jimenez Valverde, Francisco Javier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gonzalez-trani-manuel" xlink:type="simple">Gonzalez Trani, Man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yanez-tous-manuel" xlink:type="simple">Yanez Tous, Manuel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palma-troya-ignacio-pedro" xlink:type="simple">Palma Troya, Ignacio Pedr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info64.org/27-memorial-miguel-bootello/racciatti-rendina-gustavo" xlink:type="simple">Racciatti Rendina, Gustavo</text:a></text:p>
          </table:table-cell>
          <table:table-cell table:style-name="ce7"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EUNTE</text:p>
          </table:table-cell>
          <table:table-cell/>
        </table:table-row>
        <table:table-row table:style-name="ro4">
          <table:table-cell table:style-name="ce10" office:value-type="string" calcext:value-type="string" table:number-columns-spanned="12" table:number-rows-spanned="1">
            <text:p>ras la ronda 7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3">
          <table:table-cell table:style-name="ce6"/>
          <table:table-cell table:style-name="Default" table:number-columns-repeated="15"/>
        </table:table-row>
        <table:table-row table:style-name="ro5">
          <table:table-cell office:value-type="string" calcext:value-type="string">
            <text:p><text:a xlink:href="https://info64.org/27-memorial-miguel-bootello/standings" xlink:type="simple">Excel </text:a> <text:a xlink:href="https://info64.org/27-memorial-miguel-bootello/standings" xlink:type="simple">PDF </text:a> </text:p>
          </table:table-cell>
          <table:table-cell table:style-name="Default" table:number-columns-repeated="15"/>
        </table:table-row>
      </table:table>
      <table:named-expressions/>
      <table:database-ranges>
        <table:database-range table:name="__Anonymous_Sheet_DB__2" table:target-range-address="Hoja3.A1:Hoja3.AMJ1048576" table:contains-header="false">
          <table:sort>
            <table:sort-by table:field-number="5" table:data-type="automatic"/>
          </table:sort>
        </table:database-range>
        <table:database-range table:name="__Anonymous_Sheet_DB__3" table:target-range-address="Hoja4.A1:Hoja4.AMJ1048576" table:contains-header="fals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2T00:47:19.660000000</meta:creation-date>
    <dc:date>2023-07-02T01:39:10.927000000</dc:date>
    <meta:editing-duration>PT13M35S</meta:editing-duration>
    <meta:editing-cycles>1</meta:editing-cycles>
    <meta:document-statistic meta:table-count="4" meta:cell-count="4845" meta:object-count="1"/>
    <meta:generator>LibreOffice/7.0.1.2$Windows_X86_64 LibreOffice_project/7cbcfc562f6eb6708b5ff7d7397325de9e764452</meta:generator>
  </office:meta>
</office:document-meta>
</file>